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00.82mm" svg:height="104.45mm" svg:x="91.32mm" svg:y="1mm">
            <loext:p draw:notify-on-update-of-ranges="Sheet1.A1:Sheet1.A5 Sheet1.F25:Sheet1.F25 Sheet1.B1:Sheet1.B5 Sheet1.A1:Sheet1.A5 Sheet1.F26:Sheet1.F26 Sheet1.C1:Sheet1.C5 Sheet1.A1:Sheet1.A5 Sheet1.F27:Sheet1.F27 Sheet1.D1:Sheet1.D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516" calcext:value-type="float">
            <text:p>17516</text:p>
          </table:table-cell>
          <table:table-cell office:value-type="float" office:value="21393" calcext:value-type="float">
            <text:p>21393</text:p>
          </table:table-cell>
          <table:table-cell office:value-type="float" office:value="108139" calcext:value-type="float">
            <text:p>10813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87" calcext:value-type="float">
            <text:p>10287</text:p>
          </table:table-cell>
          <table:table-cell office:value-type="float" office:value="12328" calcext:value-type="float">
            <text:p>12328</text:p>
          </table:table-cell>
          <table:table-cell office:value-type="float" office:value="68588" calcext:value-type="float">
            <text:p>6858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83" calcext:value-type="float">
            <text:p>5883</text:p>
          </table:table-cell>
          <table:table-cell office:value-type="float" office:value="6534" calcext:value-type="float">
            <text:p>6534</text:p>
          </table:table-cell>
          <table:table-cell office:value-type="float" office:value="42444" calcext:value-type="float">
            <text:p>4244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10" calcext:value-type="float">
            <text:p>3210</text:p>
          </table:table-cell>
          <table:table-cell office:value-type="float" office:value="3916" calcext:value-type="float">
            <text:p>3916</text:p>
          </table:table-cell>
          <table:table-cell office:value-type="float" office:value="14764" calcext:value-type="float">
            <text:p>1476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 table:number-rows-repeated="19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Intel i5-4670K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ntel i7-4700HQ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MD 3420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a" number:country="DK">kr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a" number:country="DK">kr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3">00-00-0000</text:date>, <text:time style:data-style-name="N2" text:time-value="10:05:27.7713825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2T07:21:31.539760652</meta:creation-date>
    <dc:date>2016-06-23T10:06:32.126856590</dc:date>
    <meta:editing-duration>PT5M44S</meta:editing-duration>
    <meta:editing-cycles>3</meta:editing-cycles>
    <meta:generator>LibreOffice/5.1.4.2$Linux_X86_64 LibreOffice_project/10m0$Build-2</meta:generator>
    <meta:document-statistic meta:table-count="1" meta:cell-count="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-1" chart:maximum="4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interval-major="1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083cm" svg:height="10.446cm" xlink:href=".." xlink:type="simple" chart:class="chart:scatter" chart:style-name="ch1">
        <chart:title svg:x="8.596cm" svg:y="0.343cm" chart:style-name="ch2">
          <text:p>Optimeringer</text:p>
        </chart:title>
        <chart:legend svg:x="13.152cm" svg:y="0cm" style:legend-expansion="custom" chartooo:width="3.531cm" chartooo:height="1.836cm" style:legend-expansion-aspect-ratio="1.92320261437909" chart:style-name="ch3"/>
        <chart:plot-area chart:style-name="ch4" table:cell-range-address="Sheet1.A1:Sheet1.D5 Sheet1.F25:Sheet1.F27" chart:data-source-has-labels="row" svg:x="2.457cm" svg:y="1.747cm" svg:width="16.027cm" svg:height="7.459cm">
          <chartooo:coordinate-region svg:x="2.602cm" svg:y="1.945cm" svg:width="15.789cm" svg:height="6.618cm"/>
          <chart:axis chart:dimension="x" chart:name="primary-x" chart:style-name="ch5">
            <chart:title svg:x="9.117cm" svg:y="9.415cm" chart:style-name="ch6">
              <text:p>Optimeringsstadie</text:p>
            </chart:title>
          </chart:axis>
          <chart:axis chart:dimension="y" chart:name="primary-y" chart:style-name="ch7">
            <chart:title svg:x="1.499cm" svg:y="6.07cm" chart:style-name="ch8">
              <text:p>Tid i ms</text:p>
            </chart:title>
            <chart:grid chart:style-name="ch9" chart:class="major"/>
          </chart:axis>
          <chart:series chart:style-name="ch10" chart:values-cell-range-address="Sheet1.B1:Sheet1.B5" chart:label-cell-address="Sheet1.F25:Sheet1.F25" chart:class="chart:scatter">
            <chart:domain table:cell-range-address="Sheet1.A1:Sheet1.A5"/>
            <chart:data-point chart:repeated="5"/>
          </chart:series>
          <chart:series chart:style-name="ch11" chart:values-cell-range-address="Sheet1.C1:Sheet1.C5" chart:label-cell-address="Sheet1.F26:Sheet1.F26" chart:class="chart:scatter">
            <chart:data-point chart:repeated="5"/>
          </chart:series>
          <chart:series chart:style-name="ch12" chart:values-cell-range-address="Sheet1.D1:Sheet1.D5" chart:label-cell-address="Sheet1.F27:Sheet1.F27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ntel i5-4670K</text:p>
                <draw:g>
                  <svg:desc>Sheet1.F25:Sheet1.F25</svg:desc>
                </draw:g>
              </table:table-cell>
              <table:table-cell office:value-type="string">
                <text:p>Intel i7-4700HQ</text:p>
                <draw:g>
                  <svg:desc>Sheet1.F26:Sheet1.F26</svg:desc>
                </draw:g>
              </table:table-cell>
              <table:table-cell office:value-type="string">
                <text:p>AMD 3420M</text:p>
                <draw:g>
                  <svg:desc>Sheet1.F27:Sheet1.F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5</svg:desc>
                </draw:g>
              </table:table-cell>
              <table:table-cell office:value-type="float" office:value="17516">
                <text:p>17516</text:p>
                <draw:g>
                  <svg:desc>Sheet1.B1:Sheet1.B5</svg:desc>
                </draw:g>
              </table:table-cell>
              <table:table-cell office:value-type="float" office:value="21393">
                <text:p>21393</text:p>
                <draw:g>
                  <svg:desc>Sheet1.C1:Sheet1.C5</svg:desc>
                </draw:g>
              </table:table-cell>
              <table:table-cell office:value-type="float" office:value="108139">
                <text:p>108139</text:p>
                <draw:g>
                  <svg:desc>Sheet1.D1:Sheet1.D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287">
                <text:p>10287</text:p>
              </table:table-cell>
              <table:table-cell office:value-type="float" office:value="12328">
                <text:p>12328</text:p>
              </table:table-cell>
              <table:table-cell office:value-type="float" office:value="68588">
                <text:p>685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883">
                <text:p>5883</text:p>
              </table:table-cell>
              <table:table-cell office:value-type="float" office:value="6534">
                <text:p>6534</text:p>
              </table:table-cell>
              <table:table-cell office:value-type="float" office:value="42444">
                <text:p>424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210">
                <text:p>3210</text:p>
              </table:table-cell>
              <table:table-cell office:value-type="float" office:value="3916">
                <text:p>3916</text:p>
              </table:table-cell>
              <table:table-cell office:value-type="float" office:value="14764">
                <text:p>147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